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umnNumberPropertyMaker.make( PropertyList property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bleFObj.TableFObj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FObj.processNode( String elementName , Locator locator , Attributes attlist , PropertyList p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bleFObj.createBorder( int si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lumnNumberPropertyMaker.convertProperty( Property p , PropertyList propertyList , FObj f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lumnNumberPropertyMaker.make( PropertyList propertyList , String value , FObj f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ableFObj.bind( PropertyList p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ableFObj.getBorderPrecedence( int si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lumnNumberPropertyMaker.ColumnNumberProperty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FObj.setCollapsedBor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bleFObj.get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